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9:54:05.5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10T10:32:59.148000000</dc:date>
    <meta:editing-duration>PT19H43M41S</meta:editing-duration>
    <meta:editing-cycles>29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Option Compatible
Option ClassModule

'
' 멤버 변수
'
Private i as Integer
Public l as Long

'
' 생성자
'
Private Sub Class_Initialize()

	i = 1
	l = 2

    Print "Class Module : Initialize"
End Sub

'
' 소멸자
'
Private Sub Class_Terminate()
    Print "Class Module : Terminate"
End Sub ' Destructor



'
' 프로퍼티 : Get
'
Public Property Get PI() as Integer

	PI = i + 10

End Property

Public Property Get PL() as Integer

	PL = l + 20

End Property



'
' 프로퍼티 : Let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